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60000024CCB41C6B9.jpg"/>
  <manifest:file-entry manifest:media-type="image/png" manifest:full-path="Pictures/100002010000012C0000012CC4480B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2" text:anchor-type="paragraph" svg:x="0.074cm" svg:y="0.041cm" svg:width="8.433cm" svg:height="16.856cm" draw:z-index="0"><draw:image xlink:href="Pictures/10000000000001460000024CCB41C6B9.jpg" xlink:type="simple" xlink:show="embed" xlink:actuate="onLoad"/></draw:frame><draw:frame draw:style-name="fr1" draw:name="images6" text:anchor-type="paragraph" svg:x="2.524cm" svg:y="10.065cm" svg:width="3.674cm" svg:height="3.743cm" draw:z-index="1"><draw:image xlink:href="Pictures/100002010000012C0000012CC4480B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ed </meta:initial-creator>
    <meta:creation-date>2020-10-19T18:20:30.72</meta:creation-date>
    <meta:document-statistic meta:table-count="0" meta:image-count="2" meta:object-count="0" meta:page-count="1" meta:paragraph-count="0" meta:word-count="0" meta:character-count="0"/>
    <dc:date>2020-10-19T19:25:37.35</dc:date>
    <dc:creator>fred </dc:creator>
    <meta:editing-duration>PT34M26S</meta:editing-duration>
    <meta:editing-cycles>1</meta:editing-cycles>
    <meta:generator>OpenOffice/4.1.2$Win32 OpenOffice.org_project/412m3$Build-9782</meta:generator>
  </office:meta>
</office:document-meta>
</file>